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CenturyGothicPro" svg:font-family="CenturyGothicPro"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50%" fo:text-align="justify" style:justify-single-word="false"/>
      <style:text-properties style:font-name-asian="Times New Roman" style:font-name-complex="Times New Roman"/>
    </style:style>
    <style:style style:name="P4"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5"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6"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sian="Times New Roman" style:font-name-complex="Times New Roman"/>
    </style:style>
    <style:style style:name="T2" style:family="text">
      <style:text-properties fo:font-weight="bold" style:font-name-asian="Times New Roman" style:font-weight-asian="bold" style:font-name-complex="Times New Roman"/>
    </style:style>
    <style:style style:name="T3" style:family="text">
      <style:text-properties style:font-name="Times New Roman" fo:language="de" fo:country="DE" style:font-name-asian="Times New Roman" style:font-name-complex="Times New Roman"/>
    </style:style>
    <style:style style:name="T4" style:family="text">
      <style:text-properties style:font-name="Times New Roman" fo:language="de" fo:country="DE" fo:font-weight="normal" style:font-name-asian="Times New Roman" style:font-weight-asian="normal" style:font-name-complex="Times New Roman" style:font-weight-complex="normal"/>
    </style:style>
    <style:style style:name="T5" style:family="text">
      <style:text-properties style:font-name="Times New Roman" fo:language="de" fo:country="DE" fo:font-weight="normal" style:font-weight-asian="normal" style:font-weight-complex="normal"/>
    </style:style>
    <style:style style:name="T6" style:family="text">
      <style:text-properties style:font-name="Times New Roman" fo:font-size="12pt" fo:language="de" fo:country="DE" fo:font-weight="normal" style:font-size-asian="12pt" style:font-weight-asian="normal" style:font-size-complex="12pt" style:font-weight-complex="normal"/>
    </style:style>
    <style:style style:name="T7" style:family="text">
      <style:text-properties style:font-name="Times New Roman" fo:font-size="10pt" fo:language="de" fo:country="DE" fo:font-weight="normal" style:font-name-asian="Times New Roman" style:font-size-asian="10pt" style:font-weight-asian="normal" style:font-name-complex="Times New Roman" style:font-size-complex="10pt" style:font-weight-complex="normal"/>
    </style:style>
    <style:style style:name="T8" style:family="text">
      <style:text-properties fo:color="#000000"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fo:color="#000000"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0" style:family="text">
      <style:text-properties fo:color="#000000" style:font-name="Times New Roman" fo:language="de" fo:country="DE" fo:font-weight="normal" style:font-name-asian="Times New Roman" style:font-weight-asian="normal" style:font-name-complex="Times New Roman" style:font-weight-complex="normal"/>
    </style:style>
    <style:style style:name="T11" style:family="text">
      <style:text-properties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2" style:family="text">
      <style:text-properties fo:font-size="12pt"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CenturyGothicPro" fo:font-size="10pt" fo:language="de" fo:country="DE" fo:font-weight="normal" style:font-name-asian="CenturyGothicPro" style:font-size-asian="10pt" style:font-weight-asian="normal" style:font-name-complex="CenturyGothicPro" style:font-weight-complex="normal"/>
    </style:style>
    <style:style style:name="T15" style:family="text">
      <style:text-properties style:font-name="CenturyGothicPro" fo:font-size="10pt" fo:language="de" fo:country="DE" fo:font-weight="normal" style:font-name-asian="CenturyGothicPro" style:font-size-asian="10pt" style:font-weight-asian="normal" style:font-name-complex="CenturyGothicPro" style:font-size-complex="12pt" style:font-weight-complex="normal"/>
    </style:style>
    <style:style style:name="T16" style:family="text">
      <style:text-properties style:font-name="CenturyGothicPro" fo:font-size="10pt" fo:language="de" fo:country="DE" fo:font-weight="normal" style:font-name-asian="CenturyGothicPro" style:font-size-asian="10pt" style:font-weight-asian="normal" style:font-name-complex="CenturyGothicPro" style:font-size-complex="10pt" style:font-weight-complex="normal"/>
    </style:style>
    <style:style style:name="T17" style:family="text">
      <style:text-properties style:font-name="Times New Roman" fo:font-size="12pt" fo:language="de" fo:country="DE" fo:font-weight="normal" style:font-name-asian="CenturyGothicPro" style:font-size-asian="12pt" style:font-weight-asian="normal" style:font-name-complex="CenturyGothicPro" style:font-size-complex="12pt" style:font-weight-complex="normal"/>
    </style:style>
    <style:style style:name="T18" style:family="text">
      <style:text-properties style:font-name="Times New Roman" fo:font-size="12pt" style:font-size-asian="12pt" style:font-size-complex="12pt"/>
    </style:style>
    <style:style style:name="T19" style:family="text">
      <style:text-properties style:font-name="Times New Roman" fo:font-size="10pt" fo:language="de" fo:country="DE" fo:font-weight="normal" style:font-name-asian="CenturyGothicPro" style:font-size-asian="10pt" style:font-weight-asian="normal" style:font-name-complex="CenturyGothicPro" style:font-size-complex="10pt" style:font-weight-complex="normal"/>
    </style:style>
    <style:style style:name="T20" style:family="text">
      <style:text-properties style:font-name="Times New Roman" fo:font-size="10pt" fo:language="de" fo:country="DE" fo:font-weight="normal" style:font-name-asian="Times New Roman" style:font-size-asian="10pt" style:font-weight-asian="normal" style:font-name-complex="Times New Roman" style:font-size-complex="10pt" style:font-weight-complex="normal"/>
    </style:style>
    <style:style style:name="T21" style:family="text">
      <style:text-properties style:font-name="Times New Roman" fo:font-size="10pt" style:font-size-asian="10pt" style:font-size-complex="10pt"/>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Absatz-Standardschriftart"><text:span text:style-name="T2">I Einleitung </text:span></text:span></text:p>
      <text:p text:style-name="P5"><text:tab/>„Es macht keinen Sinn, ein Kind zu erziehen, ohne dabei die für das Kind bedeutendsten Menschen zu berücksichtigen.“ Tina Bruce</text:p>
      <text:p text:style-name="P6"/>
      <text:p text:style-name="P1"><text:span text:style-name="T1">Heutzutage wachsen Kinder meistens in zwei Systemen “Familie” und “Kindertageseinrichtung” auf. Die Aufgabe der beiden Systeme besteht nicht nur darin, die Kinder zu erziehen, sondern in <text:s/>erster Linie sie in ihrer Entwicklung bestmöglich zu fördern und zu unterstützen. Um die optimale Entwicklung der Kinder zu gewährleisten, sollten die beiden Systeme einander in der Erziehung, Bildung und Betreuung der Kinder ergänzen sowie wechselseitige Kooperation anstreben. </text:span></text:p>
      <text:p text:style-name="P1"><text:span text:style-name="T1"><text:tab/> </text:span><text:span text:style-name="Absatz-Standardschriftart"><text:span text:style-name="T1">Die Zusammenarbeit</text:span></text:span><text:span text:style-name="Absatz-Standardschriftart"><text:span text:style-name="T1"><text:note text:id="ftn0" text:note-class="footnote"><text:note-citation>1</text:note-citation><text:note-body><text:p text:style-name="Footnote">In der vorliegenden Arbeit werden die Begriffe „Zusammenarbeit“ und „Erziehungs- und Bildungspartnerschaft“ als Synonyme verwendet.</text:p></text:note-body></text:note></text:span></text:span><text:span text:style-name="Absatz-Standardschriftart"><text:span text:style-name="T1"> zwischen Familien und pädagogischen Fachkräften bildet neben den zwei wichtigsten Aufgabenspektren der Erzieher/-innen in den Kindertageseinrichtungen: der „direkten“ pädagogischen Arbeit am Kind und der Notwendigkeit der systematischen, institutionellen Vernetzung mit anderen Einrichtungen, einen dritten wesentlichen Aspekt moderner Kindergartenpädagogik und zählt zu einer der primären Aufgaben der Kindertageseinrichtungen (vgl. Kasüschke &amp; Fröhlich-Gildhoff 2008: 141). </text:span></text:span><text:span text:style-name="T1">Der hohe Stellenwert der Zusammenarbeit mit den Eltern in den Kindergärten ist nicht zuletzt der gestiegenen Bedeutung der vorschulischen Bildung, Betreuung und Erziehung in der heutigen Gesellschaft, die nach vermehrter Zusammenarbeit mit den Eltern verlangen, zu verdanken. Über längere Zeit galt die Zusammenarbeit mit Familien eine als unnötig betrachtete Zusatzbelastung für die pädagogischen Fachkräfte. Erst seit den 80er Jahren rückt die Erziehungs- und Bildungspartnerschaft zwischen Eltern und Erzieher/-innen immer mehr in den Fokus der Öffentlichkeit und hat in den letzten Jahren eine grundlegende Wandlung erfahren.</text:span></text:p>
      <text:p text:style-name="P1"><text:span text:style-name="Absatz-Standardschriftart"><text:span text:style-name="T3"><text:tab/></text:span></text:span><text:span text:style-name="Absatz-Standardschriftart"><text:span text:style-name="T8">Trotzt des zunehmenden Stellenwertes des ausgewählten Themas fehlt dennoch eine fundierte wissenschaftliche Auseinandersetzung mit der Thematik sowohl in der nationalen als auch in der internationalen Forschung.</text:span></text:span><text:span text:style-name="Absatz-Standardschriftart"><text:span text:style-name="T11"> Zusammenarbeit mit Familien in den Kindertageseinrichtungen aus Sicht der Eltern, insbesondere im deutschsprachigen Raum, ist weitgehend unerforscht.</text:span></text:span><text:span text:style-name="Absatz-Standardschriftart"><text:span text:style-name="T8"> Vor allem </text:span></text:span><text:span text:style-name="Absatz-Standardschriftart"><text:span text:style-name="T9">gibt es wenig aktuelle empirische Studien.</text:span></text:span><text:span text:style-name="Absatz-Standardschriftart"><text:span text:style-name="T8"> </text:span></text:span><text:span text:style-name="Absatz-Standardschriftart"><text:span text:style-name="T9">Die meisten sind entweder veraltet, enthalten kleine Stichproben oder thematisch sehr eng angelegt. I</text:span></text:span><text:span text:style-name="Absatz-Standardschriftart"><text:span text:style-name="T11">m angloamerikanischen Sprachraum sind viele Untersuchungen eher auf die Evaluation von Elternkursprogrammen, auf die Zusammenarbeit in der Schule oder in der Kinderpsychotherapie ausgerichtet und weniger sich mit der Zusammenarbeit im regulären Kindergartenalltag beschäftigen</text:span></text:span><text:span text:style-name="Absatz-Standardschriftart"><text:span text:style-name="T12">. </text:span></text:span></text:p>
      <text:p text:style-name="P1"><text:span text:style-name="T4"><text:tab/>Die Aufmerksamkeit in der vorliegenden Studie richtet sich darauf, den Lesern die Relevanz </text:span><text:soft-page-break/><text:span text:style-name="T4">und Notwendigkeit der Erziehungs- und Bildungspartnerschaft in den Kindertageseinrichtungen aufzuzeigen sowie einen Einblick in die bisherigen empirisch gestützte Erkenntnisse zu diesem Thema zu geben. Insbesondere wird in der Untersuchung die Zusammenarbeit mit den Eltern in den FRÖBEL-Kindertageseinrichtungen näher unter die Lupe genommen. Das Interesse gegenüber den FRÖBEL-Kindergärten entstand während des dreimonatigen Praktikums bei dem gemeinnützigen Verein FRÖBEL e.V</text:span><text:span text:style-name="T4"><text:note text:id="ftn1" text:note-class="footnote"><text:note-citation>2</text:note-citation><text:note-body><text:p text:style-name="P2"><text:span text:style-name="T4"><text:s/></text:span><text:span text:style-name="T7">Der FRÖBEL e.V. ist ein anerkannter Träger der Jugendhilfe und</text:span><text:span text:style-name="T19"> betreibt Krippen, Kindergärten und Horte sowohl national (in mehreren Bundesländern Deutschlands) als auch international (Türkei, Australien). Aktuell werden </text:span><text:span text:style-name="T21">ca. 12.000 Kinder in über 130 Einrichtungen betreut.</text:span><text:span text:style-name="T19"> </text:span></text:p></text:note-body></text:note></text:span><text:span text:style-name="T4">, das die Unterstützung bei der Auswertung der alle zwei Jahre stattfindenden FRÖBEL-Eltern- und Mitarbeiter/-innenbefragung umfasste. Die Befragung stellt den Hauptgegenstand der vorliegenden Arbeit dar. </text:span></text:p>
      <text:p text:style-name="P1"><text:span text:style-name="T4"><text:tab/>In Anbetracht dessen, dass das Thema „Zusammenarbeit mit Familien in vorschulischen Einrichtungen“ gegenwärtig ein hohes Ansehen erfährt und dass es in FRÖBEL-Kindertageseinrichtungen bislang keine Forschungsergebnisse zu diesem Thema gibt, ist das Ziel dieser Arbeit zu untersuchen, wie die Zusammenarbeit zwischen den Familien und pädagogischen Fachkräften in den FRÖBEL-Kindertageseinrichtungen praktiziert wird. Im Vordergrund steht die Frage auf wie vielen Dimensionen Eltern die Einschätzung der Zusammenarbeit mit Erzieher/-innen abgeben und inwieweit sich das Alter des Kindes und die Besuchsdauer eines FRÖBEL-Kindergartens auf die Bewertung der Zusammenarbeit von den Eltern zurückzuführen sind. </text:span><text:span text:style-name="Absatz-Standardschriftart"><text:span text:style-name="T10">Hierbei handelt es sich nicht um eine hypothesenprüfende Untersuchung, sondern diese dient eher explorativen Zwecken. </text:span></text:span><text:span text:style-name="Absatz-Standardschriftart"><text:span text:style-name="T10"><office:annotation><dc:creator>iryna </dc:creator><dc:date>2014-10-09T14:34:25</dc:date><text:p text:style-name="P7"><text:span text:style-name="T23">Weiss nicht, ob es hier noch mehr was dazu gesagt werden muss. Es geht darum, dass ich keine Hypothesen habe, sondern will meine Fragestellungen explorativ untersuchen. Sozusagen schauen was sich so am ende ergibt.</text:span></text:p></office:annotation></text:span></text:span></text:p>
      <text:p text:style-name="P3"><text:span text:style-name="T22"><text:tab/></text:span><text:span text:style-name="T13">Zunächst wird ein Blick auf die Geschichte der Zusammenarbeit der Einrichtungen mit</text:span><text:span text:style-name="T13"><office:annotation><dc:creator>iryna </dc:creator><dc:date>2014-10-09T12:53:19</dc:date><text:p text:style-name="P7"><text:span text:style-name="T23">Dieser Absatz Wird noch überarbeitet!</text:span></text:p></office:annotation></text:span><text:span text:style-name="T13"> Familien geworfen, dann wird die Relevanz der Zusammenarbeit zwischen Familien und pädagogischen Fachkräften in den Kindergärten erläutert. In einem weiteren Schritt wird das s</text:span><text:span text:style-name="Absatz-Standardschriftart"><text:span text:style-name="T6">ozial-ökologische Modell von Bronfenbrenner, welches die theoretische Grundlage der Arbeit darstellt, erläutert. </text:span></text:span><text:span text:style-name="T13">Anschließend werden die verschiedenen Formen und Funktionen der Zusammenarbeit vorgestellt. </text:span>Weiter werden ... thematisiert. Schließlich wird auf …. eingegangen. <text:span text:style-name="T5">Es wird das Projekt „FRÖBEL-Mitarbeiter/innen- und Elternbefragung 2013“, das von den Mitarbeiter/-innen und Mitarbeitern der FRÖBEL e.V. durchgeführt wurde, näher vorgestellt und anschließend die gewonnenen Ergebnisse erläutert.</text:span></text:p>
      <text:p text:style-name="P3">Im fünften Kapitel wird das methodische Vorgehen der empirischen Untersuchung erläutert. Das Kapitel umfasst zunächst Angaben zum Aufbau der Studie, zur Stichprobe und zur Erhebungsdurchführung. Anschließend folgen Angaben zu den statistischen Analyseverfahren. Die Bearbeitung der Forschungsfragen erfolgt in der ersten Linie mit den faktorenanalytischen Verfahren. Darauf aufbauend wird eine Regressionsanalyse durchgeführt. In siebten und achten Kapiteln werden <text:soft-page-break/>die Ergebnisse dieser Studie berichtet und anschließend folgt die Diskussion der Befunde sowie es werden die Möglichkeiten für die weitere Forschung auf diesem Gebiet aufgezeigt.<text:tab/><text:tab/><text:tab/></text:p>
      <text:p text:style-name="P1"><text:span text:style-name="Absatz-Standardschriftar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mily-generic="swiss"/>
    <style:font-face style:name="CenturyGothicPro" svg:font-family="CenturyGothicPro"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Absatz-Standardschriftart"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yna </meta:initial-creator>
    <meta:creation-date>2014-10-09T21:31:40</meta:creation-date>
    <dc:date>2014-10-09T21:34:48</dc:date>
    <dc:creator>iryna </dc:creator>
    <meta:editing-duration>P0D</meta:editing-duration>
    <meta:editing-cycles>1</meta:editing-cycles>
    <meta:document-statistic meta:table-count="0" meta:image-count="0" meta:object-count="0" meta:page-count="3" meta:paragraph-count="11" meta:word-count="753" meta:character-count="5949" meta:non-whitespace-character-count="5194"/>
    <meta:generator>LibreOffice/3.5$Linux_X86_64 LibreOffice_project/350m1$Build-2</meta:generator>
  </office:meta>
</office:document-meta>
</file>